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ValidatorTag.getForma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ValidatorTag.FormatValidator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ValidatorTag.creat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tValidatorTag.setFormatPatterns( String fmt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